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00.00%" fo:text-align="left" fo:margin-bottom="10.00pt"/>
    </style:style>
    <style:style style:name="P5" style:family="paragraph">
      <style:paragraph-properties fo:line-height="115.00%" fo:text-align="left" fo:margin-bottom="10.00pt"/>
    </style:style>
    <style:style style:name="P6" style:family="paragraph">
      <style:paragraph-properties fo:line-height="100.00%" fo:text-align="left" fo:margin-bottom="10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10.00pt"/>
    </style:style>
    <style:style style:name="P8" style:family="paragraph">
      <style:paragraph-properties fo:line-height="100.00%" fo:text-align="left" fo:margin-bottom="1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left" fo:margin-bottom="10.00p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Name: Sakshi S Padge.</text:span></text:p>
      <text:p text:style-name="P1"><text:span text:style-name="T1">Camunda Assignments.</text:span></text:p>
      <text:p text:style-name="P1"><text:span text:style-name="T2"/></text:p>
      <text:p text:style-name="P1"><text:span text:style-name="T3">Question: Gmail Email Sending Process:</text:span></text:p>
      <text:list text:style-name="L2">
        <text:list-item>
          <text:p text:style-name="P2"><text:span text:style-name="T4">You decide to send an email, so you compose it.</text:span></text:p>
        </text:list-item>
        <text:list-item>
          <text:p text:style-name="P2"><text:span text:style-name="T4">You hit 'Send'.</text:span></text:p>
        </text:list-item>
        <text:list-item>
          <text:p text:style-name="P2"><text:span text:style-name="T4">If your email sends successfully, you're all done.</text:span></text:p>
        </text:list-item>
        <text:list-item>
          <text:p text:style-name="P2"><text:span text:style-name="T4">If it fails to send (maybe because you're not connected to the internet), you'll be informed and can choose to try sending it again or save it as a draft to send later.</text:span></text:p>
        </text:list-item>
      </text:list>
      <text:p text:style-name="P3"><text:span text:style-name="T5">Answer:<text:s text:c="2"/></text:span></text:p>
      <text:p text:style-name="P3"><text:span text:style-name="T5">Camunda Modeler link:<text:s/></text:span><text:a xlink:href="https://modeler.cloud.camunda.io/share/42eb80e4-43f1-4fa3-9ab0-e4ab04d17e52"><text:span text:style-name="T6">https://modeler.cloud.camunda.io/share/42eb80e4-43f1-4fa3-9ab0-e4ab04d17e52</text:span></text:a><text:span text:style-name="T7"/></text:p>
      <text:p text:style-name="P3"><text:span text:style-name="T7">Design:</text:span></text:p>
      <text:p text:style-name="P4"><draw:frame text:anchor-type="as-char" svg:width="152.40mm" svg:height="67.20mm" style:rel-width="scale" style:rel-height="scale"><draw:object-ole xlink:href="OleObj1"/><draw:image xlink:href="ObjectReplacements/OleObj1"/></draw:frame><text:span text:style-name="T7"/></text:p>
      <text:p text:style-name="P5"><text:span text:style-name="T8">Outputs:</text:span></text:p>
      <text:p text:style-name="P5"><text:span text:style-name="T8">Mail- saved as Draft:</text:span><text:span text:style-name="T9"/></text:p>
      <text:p text:style-name="P6"><draw:frame text:anchor-type="as-char" svg:width="152.40mm" svg:height="70.38mm" style:rel-width="scale" style:rel-height="scale"><draw:object-ole xlink:href="OleObj2"/><draw:image xlink:href="ObjectReplacements/OleObj2"/></draw:frame><text:span text:style-name="T10"/></text:p>
      <text:p text:style-name="P6"><text:span text:style-name="T11"/></text:p>
      <text:p text:style-name="P6"><text:span text:style-name="T12">Mail: Retry Sending</text:span><text:span text:style-name="T13"/></text:p>
      <text:p text:style-name="P6"><draw:frame text:anchor-type="as-char" svg:width="152.40mm" svg:height="70.11mm" style:rel-width="scale" style:rel-height="scale"><draw:object-ole xlink:href="OleObj3"/><draw:image xlink:href="ObjectReplacements/OleObj3"/></draw:frame><text:span text:style-name="T14"/></text:p>
      <text:p text:style-name="P6"><text:span text:style-name="T15">Mail Sent successfully</text:span><text:span text:style-name="T16"/></text:p>
      <text:p text:style-name="P6"><draw:frame text:anchor-type="as-char" svg:width="152.40mm" svg:height="70.91mm" style:rel-width="scale" style:rel-height="scale"><draw:object-ole xlink:href="OleObj4"/><draw:image xlink:href="ObjectReplacements/OleObj4"/></draw:frame><text:span text:style-name="T17"/></text:p>
      <text:p text:style-name="P6"><text:span text:style-name="T17"/></text:p>
      <text:p text:style-name="P6"><text:span text:style-name="T18">Question: WhatsApp Message Sending Process:</text:span></text:p>
      <text:list text:style-name="L7">
        <text:list-item>
          <text:p text:style-name="P7"><text:span text:style-name="T19">You start by deciding to send a message.</text:span></text:p>
        </text:list-item>
        <text:list-item>
          <text:p text:style-name="P7"><text:span text:style-name="T19">You compose your message.</text:span></text:p>
        </text:list-item>
        <text:list-item>
          <text:p text:style-name="P7"><text:span text:style-name="T19">When you hit 'Send', your phone tries to deliver the message.</text:span></text:p>
        </text:list-item>
        <text:list-item>
          <text:p text:style-name="P7"><text:span text:style-name="T19">If the message sends successfully, great - you're done!</text:span></text:p>
        </text:list-item>
        <text:list-item>
          <text:p text:style-name="P7"><text:span text:style-name="T19">If the message fails to send (maybe because you don't have an internet connection), you're informed about the failure and can choose to try again.</text:span></text:p>
        </text:list-item>
      </text:list>
      <text:p text:style-name="P8"><text:span text:style-name="T20">Answer: </text:span></text:p>
      <text:p text:style-name="P8"><text:span text:style-name="T20">Camunda Modeler link:<text:s/></text:span><text:a xlink:href="https://modeler.cloud.camunda.io/share/effeaacb-2e1f-4c4b-9873-1c910f05fcc1"><text:span text:style-name="T21">https://modeler.cloud.camunda.io/share/effeaacb-2e1f-4c4b-9873-1c910f05fcc1</text:span></text:a><text:span text:style-name="T22"/></text:p>
      <text:p text:style-name="P8"><text:span text:style-name="T22">Design:</text:span></text:p>
      <text:p text:style-name="P8"><draw:frame text:anchor-type="as-char" svg:width="152.40mm" svg:height="70.91mm" style:rel-width="scale" style:rel-height="scale"><draw:object-ole xlink:href="OleObj5"/><draw:image xlink:href="ObjectReplacements/OleObj5"/></draw:frame><text:span text:style-name="T22"/></text:p>
      <text:p text:style-name="P8"><text:span text:style-name="T23">Outputs:</text:span><text:span text:style-name="T24"/></text:p>
      <text:p text:style-name="P8"><text:span text:style-name="T24"><text:s/></text:span><text:span text:style-name="T25">Message Sent: Successfully:</text:span><text:span text:style-name="T26"/></text:p>
      <text:p text:style-name="P8"><draw:frame text:anchor-type="as-char" svg:width="152.40mm" svg:height="65.09mm" style:rel-width="scale" style:rel-height="scale"><draw:object-ole xlink:href="OleObj6"/><draw:image xlink:href="ObjectReplacements/OleObj6"/></draw:frame><text:span text:style-name="T26"/></text:p>
      <text:p text:style-name="P8"><text:span text:style-name="T27">Message : Aborted</text:span><text:span text:style-name="T28"/></text:p>
      <text:p text:style-name="P8"><draw:frame text:anchor-type="as-char" svg:width="152.40mm" svg:height="69.06mm" style:rel-width="scale" style:rel-height="scale"><draw:object-ole xlink:href="OleObj7"/><draw:image xlink:href="ObjectReplacements/OleObj7"/></draw:frame><text:span text:style-name="T28"/></text:p>
      <text:p text:style-name="P8"><text:span text:style-name="T28"/></text:p>
      <text:p text:style-name="P8"><text:span text:style-name="T29">Question: Facebook Post Creation Process:</text:span></text:p>
      <text:list text:style-name="L9">
        <text:list-item>
          <text:p text:style-name="P9"><text:span text:style-name="T30">The process begins when you decide to create a Facebook post.</text:span></text:p>
        </text:list-item>
        <text:list-item>
          <text:p text:style-name="P9"><text:span text:style-name="T30">You write your post and hit 'Post'.</text:span></text:p>
        </text:list-item>
        <text:list-item>
          <text:p text:style-name="P9"><text:span text:style-name="T30">Facebook then checks whether your post is in line with their rules (they call these 'community standards').</text:span></text:p>
        </text:list-item>
        <text:list-item>
          <text:p text:style-name="P9"><text:span text:style-name="T30">If your post doesn't meet these standards, you get a message telling you so, and you can't post it.</text:span></text:p>
        </text:list-item>
        <text:list-item>
          <text:p text:style-name="P9"><text:span text:style-name="T30">If your post does meet the standards, it gets posted on your timeline for your friends to see.</text:span></text:p>
        </text:list-item>
      </text:list>
      <text:p text:style-name="P10"><text:span text:style-name="T30"/></text:p>
      <text:p text:style-name="P10"><text:span text:style-name="T31">Answer:</text:span></text:p>
      <text:p text:style-name="P10"><text:span text:style-name="T31">Camunda Modeler link:</text:span></text:p>
      <text:p text:style-name="P10"><text:a xlink:href="https://modeler.cloud.camunda.io/share/2f7a08d1-2f0e-4792-8ed0-9f9e90bc66db"><text:span text:style-name="T32">https://modeler.cloud.camunda.io/share/2f7a08d1-2f0e-4792-8ed0-9f9e90bc66db</text:span></text:a><text:span text:style-name="T33"/></text:p>
      <text:p text:style-name="P10"><text:span text:style-name="T33">Design:</text:span></text:p>
      <text:p text:style-name="P10"><draw:frame text:anchor-type="as-char" svg:width="152.40mm" svg:height="69.85mm" style:rel-width="scale" style:rel-height="scale"><draw:object-ole xlink:href="OleObj8"/><draw:image xlink:href="ObjectReplacements/OleObj8"/></draw:frame><text:span text:style-name="T33"/></text:p>
      <text:p text:style-name="P10"><text:span text:style-name="T34">Outputs:</text:span></text:p>
      <text:p text:style-name="P10"><text:span text:style-name="T34">Facebook Post Posted: Successfully</text:span><text:span text:style-name="T35"/></text:p>
      <text:p text:style-name="P10"><draw:frame text:anchor-type="as-char" svg:width="152.40mm" svg:height="69.59mm" style:rel-width="scale" style:rel-height="scale"><draw:object-ole xlink:href="OleObj9"/><draw:image xlink:href="ObjectReplacements/OleObj9"/></draw:frame><text:span text:style-name="T36"/></text:p>
      <text:p text:style-name="P10"><text:span text:style-name="T37">Facebook Post :not Posted</text:span></text:p>
      <text:p text:style-name="P10"><draw:frame text:anchor-type="as-char" svg:width="152.40mm" svg:height="71.17mm" style:rel-width="scale" style:rel-height="scale"><draw:object-ole xlink:href="OleObj10"/><draw:image xlink:href="ObjectReplacements/OleObj10"/></draw:frame><text:span text:style-name="T38"/></text:p>
      <text:p text:style-name="P10"><text:span text:style-name="T38"/></text:p>
      <text:p text:style-name="P10"><text:span text:style-name="T38"/></text:p>
      <text:p text:style-name="P10"><text:span text:style-name="T38"/></text:p>
      <text:p text:style-name="P10"><text:span text:style-name="T38"/></text:p>
      <text:p text:style-name="P10"><text:span text:style-name="T38"/></text:p>
      <text:p text:style-name="P10"><text:span text:style-name="T38"/></text:p>
      <text:p text:style-name="P11"><text:span text:style-name="T3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